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698b" officeooo:paragraph-rsid="0001698b"/>
    </style:style>
    <style:style style:name="P2" style:family="paragraph" style:parent-style-name="Standard">
      <style:text-properties officeooo:rsid="00051ed5" officeooo:paragraph-rsid="00051ed5"/>
    </style:style>
    <style:style style:name="P3" style:family="paragraph" style:parent-style-name="Standard">
      <style:text-properties fo:font-weight="bold" officeooo:rsid="0005929a" officeooo:paragraph-rsid="0005929a" style:font-weight-asian="bold" style:font-weight-complex="bold"/>
    </style:style>
    <style:style style:name="P4" style:family="paragraph" style:parent-style-name="Standard">
      <style:text-properties fo:font-weight="bold" officeooo:rsid="00069deb" officeooo:paragraph-rsid="00069deb" style:font-weight-asian="bold" style:font-weight-complex="bold"/>
    </style:style>
    <style:style style:name="P5" style:family="paragraph" style:parent-style-name="Standard">
      <style:text-properties fo:font-weight="bold" officeooo:rsid="0006ef26" officeooo:paragraph-rsid="0006ef26" style:font-weight-asian="bold" style:font-weight-complex="bold"/>
    </style:style>
    <style:style style:name="P6" style:family="paragraph" style:parent-style-name="Standard">
      <style:text-properties officeooo:rsid="0005929a" officeooo:paragraph-rsid="0005929a"/>
    </style:style>
    <style:style style:name="P7" style:family="paragraph" style:parent-style-name="Standard">
      <style:text-properties officeooo:rsid="0005929a" officeooo:paragraph-rsid="0005ed61"/>
    </style:style>
    <style:style style:name="P8" style:family="paragraph" style:parent-style-name="Standard">
      <style:text-properties officeooo:rsid="0005ed61" officeooo:paragraph-rsid="0005ed61"/>
    </style:style>
    <style:style style:name="P9" style:family="paragraph" style:parent-style-name="Standard">
      <style:text-properties officeooo:rsid="00069deb" officeooo:paragraph-rsid="00069deb"/>
    </style:style>
    <style:style style:name="P10" style:family="paragraph" style:parent-style-name="Standard">
      <style:text-properties fo:font-weight="normal" officeooo:rsid="00069deb" officeooo:paragraph-rsid="00069deb" style:font-weight-asian="normal" style:font-weight-complex="normal"/>
    </style:style>
    <style:style style:name="P11" style:family="paragraph" style:parent-style-name="Standard">
      <style:text-properties fo:font-weight="normal" officeooo:rsid="00069deb" officeooo:paragraph-rsid="0007df11" style:font-weight-asian="normal" style:font-weight-complex="normal"/>
    </style:style>
    <style:style style:name="P12" style:family="paragraph" style:parent-style-name="Standard">
      <style:text-properties fo:font-weight="normal" officeooo:rsid="0007df11" officeooo:paragraph-rsid="0007df11" style:font-weight-asian="normal" style:font-weight-complex="normal"/>
    </style:style>
    <style:style style:name="P13" style:family="paragraph" style:parent-style-name="Standard">
      <style:text-properties officeooo:rsid="0006ef26" officeooo:paragraph-rsid="0006ef26"/>
    </style:style>
    <style:style style:name="P14" style:family="paragraph" style:parent-style-name="Standard">
      <style:text-properties officeooo:rsid="0006ef26" officeooo:paragraph-rsid="0007df11"/>
    </style:style>
    <style:style style:name="P15" style:family="paragraph" style:parent-style-name="Standard">
      <style:text-properties officeooo:rsid="0008f16d" officeooo:paragraph-rsid="0008f16d"/>
    </style:style>
    <style:style style:name="P16" style:family="paragraph" style:parent-style-name="Standard">
      <style:text-properties fo:font-weight="normal" officeooo:rsid="00069deb" officeooo:paragraph-rsid="00069deb" style:font-weight-asian="normal" style:font-weight-complex="normal"/>
    </style:style>
    <style:style style:name="P17" style:family="paragraph" style:parent-style-name="Standard">
      <style:text-properties fo:font-weight="normal" officeooo:rsid="0008f16d" officeooo:paragraph-rsid="0008f16d" style:font-weight-asian="normal" style:font-weight-complex="normal"/>
    </style:style>
    <style:style style:name="P18" style:family="paragraph" style:parent-style-name="Standard">
      <style:text-properties fo:font-weight="bold" officeooo:rsid="0008f16d" officeooo:paragraph-rsid="0008f16d" style:font-weight-asian="bold" style:font-weight-complex="bold"/>
    </style:style>
    <style:style style:name="P19" style:family="paragraph" style:parent-style-name="Standard">
      <style:text-properties style:text-line-through-style="solid" style:text-line-through-type="single" officeooo:rsid="0008f16d" officeooo:paragraph-rsid="0008f16d"/>
    </style:style>
    <style:style style:name="P20" style:family="paragraph" style:parent-style-name="Standard">
      <style:text-properties style:text-line-through-style="solid" style:text-line-through-type="single" officeooo:rsid="000baca7" officeooo:paragraph-rsid="000baca7"/>
    </style:style>
    <style:style style:name="P21" style:family="paragraph" style:parent-style-name="Standard">
      <style:text-properties style:text-line-through-style="solid" style:text-line-through-type="single" officeooo:rsid="00069deb" officeooo:paragraph-rsid="00069deb"/>
    </style:style>
    <style:style style:name="P22" style:family="paragraph" style:parent-style-name="Standard">
      <style:text-properties style:text-line-through-style="solid" style:text-line-through-type="single" officeooo:rsid="000341d2" officeooo:paragraph-rsid="000341d2"/>
    </style:style>
    <style:style style:name="P23" style:family="paragraph" style:parent-style-name="Standard">
      <style:text-properties style:text-line-through-style="solid" style:text-line-through-type="single" officeooo:rsid="0005929a" officeooo:paragraph-rsid="0005929a"/>
    </style:style>
    <style:style style:name="P24" style:family="paragraph" style:parent-style-name="Standard">
      <style:text-properties style:text-line-through-style="none" style:text-line-through-type="none" fo:font-weight="bold" officeooo:rsid="000e3b85" officeooo:paragraph-rsid="000e3b85" style:font-weight-asian="bold" style:font-weight-complex="bold"/>
    </style:style>
    <style:style style:name="T1" style:family="text">
      <style:text-properties officeooo:rsid="000341d2"/>
    </style:style>
    <style:style style:name="T2" style:family="text">
      <style:text-properties officeooo:rsid="00051ed5"/>
    </style:style>
    <style:style style:name="T3" style:family="text">
      <style:text-properties fo:font-weight="normal" style:font-weight-asian="normal" style:font-weight-complex="normal"/>
    </style:style>
    <style:style style:name="T4" style:family="text">
      <style:text-properties fo:font-weight="normal" officeooo:rsid="00069deb" style:font-weight-asian="normal" style:font-weight-complex="normal"/>
    </style:style>
    <style:style style:name="T5" style:family="text">
      <style:text-properties officeooo:rsid="0005ed61"/>
    </style:style>
    <style:style style:name="T6" style:family="text">
      <style:text-properties officeooo:rsid="00069deb"/>
    </style:style>
    <style:style style:name="T7" style:family="text">
      <style:text-properties officeooo:rsid="0007df11"/>
    </style:style>
    <style:style style:name="T8" style:family="text">
      <style:text-properties fo:font-weight="bold" style:font-weight-asian="bold" style:font-weight-complex="bold"/>
    </style:style>
    <style:style style:name="T9" style:family="text">
      <style:text-properties officeooo:rsid="000a7a86"/>
    </style:style>
    <style:style style:name="T10" style:family="text">
      <style:text-properties officeooo:rsid="000aac32"/>
    </style:style>
    <style:style style:name="T11" style:family="text">
      <style:text-properties officeooo:rsid="000baca7"/>
    </style:style>
    <style:style style:name="T12" style:family="text">
      <style:text-properties officeooo:rsid="000d0cb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is is now only the results/discussion notes. <text:span text:style-name="T1">There is mucho to take note of that I discussed with JeanDi, so here we go! Graph by graph piece by piece, I’ll recount what he said so we can get this shit done.</text:span></text:p>
      <text:p text:style-name="P1"/>
      <text:p text:style-name="P9">‘WE went back to basics and got all the fucking data because there has not been a great deal of studies on these environments and we wanted to change that. We wanted to bring in to the discussion the porphyrin ring surrounding heme and not just discuss the Fe. Boom.’ </text:p>
      <text:p text:style-name="P1"/>
      <text:p text:style-name="P22">I’ll also note that he wanted the distance of ea. Amino acid and did not comment badly about the method of calculation. So… I think… we don’t need the residue numbers for an interesting graph. What we do need is <text:span text:style-name="T2">a violin graph – y is 0-7A distance from the shit. And we can see uhm, how each amino acid kinda has a profile of distance, I think. That would be gucci.Or idk, some representation of that though.</text:span></text:p>
      <text:p text:style-name="P22"/>
      <text:p text:style-name="P2">Ok, by figure and subject:</text:p>
      <text:p text:style-name="P2"/>
      <text:p text:style-name="P2">*Descriptive titles of the discussion</text:p>
      <text:p text:style-name="P2">*Move the notable graphs into the Results section and digest the data there. E.g. we see in group 1 of the amino acids, etc. We can perhaps add groups into the graphs themselves, let’s see with ggplot.</text:p>
      <text:p text:style-name="P5">Yes, if we do the groups I think it eliminates the need for the Results section, keep it one big section and just keep popping off graphs, tables and discussing ‘em. It will be an awesome little, think that you’re making a paper version of one of these beautiful R books. You could even see if those render nicely as books and email people both the PDF and the online book and impress them :))) and yourself homie!!!!</text:p>
      <text:p text:style-name="P2">*<text:span text:style-name="T5">Get better pictures for the structures, make them yourself if you have to or find some online software lol</text:span></text:p>
      <text:p text:style-name="P2"/>
      <text:p text:style-name="P6">Yes, this is possible. So therefore we’ll do this for both the amino acids and the future distance plot where there is a second axis that faciliates discussion.</text:p>
      <text:p text:style-name="P23"/>
      <text:p text:style-name="P23">A thing: He did not like the overlaid graphs. He advised just discuss the 7A data and perhaps leave these overlaid ones in the back. This makes my life easier. I will therefore… fuck. Lol. Yep, remake ‘em as they were before. Use ggplot though this looks better than the default histograms. Easy change to make. But better to make these pretty and therefore we can still apply the groups… may want a new page of algorithms for that. </text:p>
      <text:p text:style-name="P23"/>
      <text:p text:style-name="P6">And… perhaps do that and the distance plot first, once we’re done recounting what to say below.</text:p>
      <text:p text:style-name="P6"/>
      <text:p text:style-name="P6"/>
      <text:p text:style-name="P6">Anyway, by figure…</text:p>
      <text:p text:style-name="P6"/>
      <text:p text:style-name="P3">AA) <text:span text:style-name="T6">This and the distances are likely the most interesting to report home dawg. </text:span></text:p>
      <text:p text:style-name="P7">HEM: Not just nonpolar. Break down further. LEU, PHE, ILE are big nonpolar. ALA and VAL are nonpolar but small. This is followed right up by TYR and ARG which are both charged , these are charged to interact with propionate groups on the porphyrin group; <text:span text:style-name="T5">histidine binds the iron, and its distance is important to see, so we’ll need the distance graph. We may even want these side by side or back to back. Glycine, is glycine. THR and SER <text:s/>and LYS and GLU and ASP and MET are also charged, and likely for propionate. Still mre, Glutamine, proline, asparagine, charged too and for </text:span><text:soft-page-break/><text:span text:style-name="T5">interaction. Trp is weird that it’s a BIG ass hydrophobic thing and yet in VERY little frequency here. Cystine… idk, small, charged.</text:span></text:p>
      <text:p text:style-name="P7"/>
      <text:p text:style-name="P8">HEC: </text:p>
      <text:p text:style-name="P8">‘The frequency profile’ for HEC is extremely similar to HEM and will not be discused extensively. Cystine is notably in higher proportion to bind the HEC. And otherwise reorder the graph cu this is obnoxious to look at an the overlay adds little value homedawg.</text:p>
      <text:p text:style-name="P8"/>
      <text:p text:style-name="P8">VER:</text:p>
      <text:p text:style-name="P8">I’ll discuss this here first, and perhaps even advise changing this around because it’s likely to stay similar to heme heme for all cases since it’s basically the same molecule and we can now demonstrate that. Uhm. Similar to heme, except! For the arginine moves WAY the fuck up. Likely due to the extra groups on the verdoheme. </text:p>
      <text:p text:style-name="P8">SRM:</text:p>
      <text:p text:style-name="P8">EVERYTHING CHANGES homie! <text:span text:style-name="T6">It’s got all these propionate groups bing bang boom doing all sorts of whacky things. Just siroheme things. And that means, now the environment required to host the siroheme changes to a polar situation. So we got ARG, GLN, LYS, CYS, HR, ASN, all this stuff moves up to stabilize the propionates. We still have nonpolar but these move way down in importance and basically become unfavorable in the pocket. Look up other details of the chemistry and be prep’d to add more details</text:span></text:p>
      <text:p text:style-name="P8"/>
      <text:p text:style-name="P9">I was feeling good this morning about this but now I feel better! I can do all of this no problem.</text:p>
      <text:p text:style-name="P9"/>
      <text:p text:style-name="P9">Volumes:</text:p>
      <text:p text:style-name="P9">Basically what you’ve said, it’s not very useful for elucidating environments. It follows trends and the uhm, I would report an average maybe in the results section of what they’re about, maybe even put a table in there, but fuck that. I’d leave this until idk Monday, not of great importance to discuss in detail. </text:p>
      <text:p text:style-name="P6"/>
      <text:p text:style-name="P9">Surface Areas:</text:p>
      <text:p text:style-name="P4">Remove the outliers from this. You can do that for any of ‘em, of course, in R. Just restrict rows. I think this was done before with volume, the code should still b there to just exclude anything outside idk 3000.</text:p>
      <text:p text:style-name="P4"/>
      <text:p text:style-name="P4">Ligands!!</text:p>
      <text:p text:style-name="P10"><text:s/></text:p>
      <text:p text:style-name="P10">Anyway, yeah we mostly looked at averages. We could just discuss this using a table of averages… or report these figures, idk. Can deploy the table to the section and just remove as needed on Monday. I think that’ll be the best approach. HEM a big pocket ~1000 exclueded. Ok. And msotly the same, neat. HEC about the same, basically the same molecule.</text:p>
      <text:p text:style-name="P10">Siroheme is smaller. IDK why.</text:p>
      <text:p text:style-name="P9"><text:span text:style-name="T4">V</text:span><text:span text:style-name="T3">erdoheme aso about 800 on average, basically same molecule as heme. Again if averaged, and we only have 4 sample set. Again I think include the table at this part of the results/discussion and go from there.</text:span></text:p>
      <text:p text:style-name="P6"/>
      <text:p text:style-name="P6"/>
      <text:p text:style-name="P6"/>
      <text:p text:style-name="P6"/>
      <text:p text:style-name="P9">Pockets!!!</text:p>
      <text:p text:style-name="P13">Now things get spicy here. HEM, mostly around 10K, that’s cool. </text:p>
      <text:p text:style-name="P14"><text:soft-page-break/>But HEC, we get a super small ass pocket! <text:span text:style-name="T7">Like half, around 5000 A2. </text:span>Wiggity what? <text:span text:style-name="T4">Why? Because with the covalent bond, the binding pocket can be smaller since the thing is pretty much attached and it’s done. It has a strong reason to come and attach, no need to bounce around. See if we can find the better chemical details for this because that escaped me a bit.</text:span></text:p>
      <text:p text:style-name="P11"/>
      <text:p text:style-name="P12">Verdoheme 10k surface area, like with HEM.</text:p>
      <text:p text:style-name="P12"/>
      <text:p text:style-name="P12">Siroheme, we kick it back up. 20k. Polar environment and stuff. Actually I’m not sure why 20k lol we’ll need to think about that. I guess you start getting more solvent coming in idk. To accommodate the propionate groups all stickin out like mad? Anyway, you have to report and explain it :)</text:p>
      <text:p text:style-name="P12"/>
      <text:p text:style-name="P12">Accessible SA</text:p>
      <text:p text:style-name="P12"/>
      <text:p text:style-name="P12">Heme, still at 10k <text:span text:style-name="T8">ALSO NEED TO UPDATE THESE TITLES</text:span></text:p>
      <text:p text:style-name="P12">HEC still ~5k, a bit more maybe can be explained by exc. v. acc idk what it means still</text:p>
      <text:p text:style-name="P12">SRM still ~20k; yeahp</text:p>
      <text:p text:style-name="P12">verdo back to 10k</text:p>
      <text:p text:style-name="P12"/>
      <text:p text:style-name="P12">Planars</text:p>
      <text:p text:style-name="P12">He was like yeah idk what to tell you man trust your own analysis and work with how you defined them, it will need to be explained. Perhaps include a picture in the methods page. </text:p>
      <text:p text:style-name="P12"/>
      <text:p text:style-name="P12">The closest residues is arbitrary- uhm. Don’t focus on these, not yet. But do end up understanding what exactly you want to say with them, it does help explain some of the orientations I guess but maybe you can highlight those that are most important or restrict to a distance IDK.</text:p>
      <text:p text:style-name="P12"/>
      <text:p text:style-name="P12">Like Siroheme, eh, kinda interesting that Cys and Lys and Arg are all closest. But that can be shown with the density graph home dawg. The angle is cool tho. But, MAKE SURE THAT’S THE ANGLE OF THOS CLOSEST RESIDUES – IN FACT IF WE’RE TAKING THE 3 CLOSEST RESIDUES ON AVERAGE… I GUESS THAT’S OK. BUT… SEEMS LIKE IT INTRODUCES BIAS. LET’S GET THOSE VIOLINS OF DISTANCE FIRST BEFORE WE TACKLE ANGLES MMKAY</text:p>
      <text:p text:style-name="P12"/>
      <text:p text:style-name="P17">CAB angles…. We can say we were just getting as much data as possible. But perhaps what you’ll wanna do for these instead, similar to the planar angles, is for the stuff that for sure coordinates is get that first. IDK.</text:p>
      <text:p text:style-name="P9"/>
      <text:p text:style-name="P15">Anyway, that’s that for now. </text:p>
      <text:p text:style-name="P15"/>
      <text:p text:style-name="P15">Other notes:</text:p>
      <text:p text:style-name="P18"><text:span text:style-name="T12">EXTRA, if you have time later</text:span></text:p>
      <text:p text:style-name="P15">Remove the ; from the shit in source organism, I think the last character of every row is that, so. Or just remove ; from all strings homie</text:p>
      <text:p text:style-name="P19"/>
      <text:p text:style-name="P19"/>
      <text:p text:style-name="P19">SO, ultimately now:</text:p>
      <text:p text:style-name="P19">Implement distances violin graph in R. </text:p>
      <text:p text:style-name="P19"><text:tab/><text:span text:style-name="T9">Gucci for all except HEC. 4B2N somehow gives these insane values for distance, should not be possible to select those numbers . It contains two HEC, I think… so, you know the drill lol</text:span></text:p>
      <text:p text:style-name="P19"><text:tab/><text:span text:style-name="T9">And here we come to the issue of za v. zr :) time to finally fix this.</text:span></text:p>
      <text:p text:style-name="P19"><text:soft-page-break/><text:tab/><text:span text:style-name="T10">No, just that PDB… alright, tonight though do run for za for everything and finally settle this terrible problem</text:span></text:p>
      <text:p text:style-name="P19"><text:tab/></text:p>
      <text:p text:style-name="P19"><text:tab/><text:span text:style-name="T9">Therefore -1 to HEC stuff, rerun and we should be good</text:span></text:p>
      <text:p text:style-name="P19"/>
      <text:p text:style-name="P19">Only plot 7A graphs for a lot of things and move the overlaid to an appendix. </text:p>
      <text:p text:style-name="P20"><text:tab/>Done. </text:p>
      <text:p text:style-name="P19">Implement groups for amino acid graphs.</text:p>
      <text:p text:style-name="P21"><text:tab/><text:span text:style-name="T11">Doesn’t seem very possible, or if it is it comes out pretty ugly and more trouble than it’s worth to ever attempt to deal with manually. </text:span></text:p>
      <text:p text:style-name="P21"><text:tab/><text:span text:style-name="T12">Yeah, saved a few more pages in case we decide to go through with this but yeah, not likely to be worth the trouble. </text:span></text:p>
      <text:p text:style-name="P21"/>
      <text:p text:style-name="P21"/>
      <text:p text:style-name="P21"/>
      <text:p text:style-name="P24">NEW STEPS</text:p>
      <text:p text:style-name="P24"><text:span text:style-name="T3">Implement the new tables and graphs lol</text:span></text:p>
      <text:p text:style-name="P24"><text:span text:style-name="T3">We have to add:<text:line-break/><text:tab/>Amino acid tables, to begin with</text:span></text:p>
      <text:p text:style-name="P24"><text:span text:style-name="T3"><text:tab/>Amino acid frequency bar plots now</text:span></text:p>
      <text:p text:style-name="P24"><text:span text:style-name="T3"><text:tab/>Distance plots per amino acid</text:span></text:p>
      <text:p text:style-name="P24"><text:span text:style-name="T3"/></text:p>
      <text:p text:style-name="P24"><text:span text:style-name="T3">But how do we organize these?</text:span></text:p>
      <text:p text:style-name="P24"><text:span text:style-name="T3"><text:tab/>Hmm, this goes along with how we organize the results and discussion section lol</text:span></text:p>
      <text:p text:style-name="P24"><text:span text:style-name="T3"/></text:p>
      <text:p text:style-name="P24"><text:span text:style-name="T3">I propose we now begin implementing the new design. Thereby we will also implement all this above. The amino acid frequency tables will be of interest here and can also be shown side by side or directly after, or wrapped with text. This can also be taken care of later. </text:span></text:p>
      <text:p text:style-name="P24"><text:span text:style-name="T3"/></text:p>
      <text:p text:style-name="P24"><text:span text:style-name="T3">Distances is a whole other thing and can be discussed and moved in time. Therefore yes, let us begin revamping results and discussion… right after we check out Laura’s comments on the stuff we already did. Boom.</text:span></text:p>
      <text:p text:style-name="P21"/>
      <text:p text:style-name="P21"/>
      <text:p text:style-name="P9">---- You’re going a lot off the report with Nicole, and that was for tables. Here, we’re dealing with figures. And you know what the cool books in Rmd have? Figures then text, in laid. Tremendous. Therefore do that here. No need to stick all these in the back when we’re contantly discussing them.</text:p>
      <text:p text:style-name="P6"/>
      <text:p text:style-name="P7">– you don’t get to ignore them because of just comparing with Li’s small ass study from before, don’t cop out. You’ve done AWESOME WORK and sacrificed your hot boi summer.. This has not been discussed before in a paper so that’s fucking neat. BTW we gonna be working all weekend and monday lol so brace yourself. Stay packed!!! Let’s get another, nicer hotel and work on the presentation that way. <text:s/>Therefore Monday, <text:span text:style-name="T5">move to nicer hot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03T12:27:38.216643601</meta:creation-date>
    <dc:date>2021-09-03T17:26:55.657728479</dc:date>
    <meta:editing-duration>PT14M3S</meta:editing-duration>
    <meta:editing-cycles>3</meta:editing-cycles>
    <meta:generator>LibreOffice/6.4.7.2$Linux_X86_64 LibreOffice_project/40$Build-2</meta:generator>
    <meta:document-statistic meta:table-count="0" meta:image-count="0" meta:object-count="0" meta:page-count="4" meta:paragraph-count="72" meta:word-count="1851" meta:character-count="10132" meta:non-whitespace-character-count="8318"/>
  </office:meta>
</office:document-meta>
</file>